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Menlo, Monaco, Consolas, 'Liberation Mono'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style:font-name="Calibri" fo:font-size="11pt" officeooo:paragraph-rsid="0017292a" style:font-name-asian="Calibri" style:font-size-asian="11pt" style:language-asian="en" style:country-asian="US" style:font-name-complex="Calibri" style:font-size-complex="11pt"/>
    </style:style>
    <style:style style:name="P2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Calibri" fo:font-size="11pt" officeooo:rsid="00174134" officeooo:paragraph-rsid="00174134" style:font-name-asian="Calibri" style:font-size-asian="11pt" style:language-asian="en" style:country-asian="US" style:font-name-complex="Calibri" style:font-size-complex="11pt"/>
    </style:style>
    <style:style style:name="P3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Calibri" fo:font-size="11pt" officeooo:rsid="001ba0d1" officeooo:paragraph-rsid="001ba0d1" style:font-name-asian="Calibri" style:font-size-asian="11pt" style:language-asian="en" style:country-asian="US" style:font-name-complex="Calibri" style:font-size-complex="11pt"/>
    </style:style>
    <style:style style:name="P4" style:family="paragraph" style:parent-style-name="Standard">
      <style:paragraph-properties fo:orphans="2" fo:widows="2"/>
      <style:text-properties style:font-name="Calibri" fo:font-size="11pt" fo:font-style="italic" officeooo:paragraph-rsid="0017292a" style:font-name-asian="Calibri" style:font-size-asian="11pt" style:language-asian="en" style:country-asian="US" style:font-style-asian="italic" style:font-name-complex="Calibri" style:font-size-complex="11pt"/>
    </style:style>
    <style:style style:name="P5" style:family="paragraph" style:parent-style-name="Standard">
      <style:paragraph-properties fo:orphans="2" fo:widows="2">
        <style:tab-stops>
          <style:tab-stop style:position="1.251cm"/>
          <style:tab-stop style:position="1.752cm"/>
        </style:tab-stops>
      </style:paragraph-properties>
      <style:text-properties officeooo:paragraph-rsid="0017292a"/>
    </style:style>
    <style:style style:name="P6" style:family="paragraph" style:parent-style-name="Standard">
      <style:paragraph-properties fo:orphans="2" fo:widows="2">
        <style:tab-stops>
          <style:tab-stop style:position="1.251cm"/>
          <style:tab-stop style:position="1.752cm"/>
        </style:tab-stops>
      </style:paragraph-properties>
      <style:text-properties officeooo:paragraph-rsid="00174134"/>
    </style:style>
    <style:style style:name="P7" style:family="paragraph" style:parent-style-name="Standard">
      <style:paragraph-properties fo:orphans="2" fo:widows="2">
        <style:tab-stops>
          <style:tab-stop style:position="1.251cm"/>
          <style:tab-stop style:position="1.752cm"/>
        </style:tab-stops>
      </style:paragraph-properties>
      <style:text-properties fo:color="#000000" officeooo:paragraph-rsid="0017292a"/>
    </style:style>
    <style:style style:name="P8" style:family="paragraph" style:parent-style-name="Standard">
      <style:paragraph-properties fo:orphans="2" fo:widows="2">
        <style:tab-stops>
          <style:tab-stop style:position="1.251cm"/>
          <style:tab-stop style:position="1.752cm"/>
        </style:tab-stops>
      </style:paragraph-properties>
      <style:text-properties officeooo:rsid="00174134" officeooo:paragraph-rsid="00174134"/>
    </style:style>
    <style:style style:name="P9" style:family="paragraph" style:parent-style-name="Paragraphe_20_de_20_liste" style:list-style-name="WW8Num1">
      <style:paragraph-properties fo:margin-left="1.27cm" fo:margin-right="0cm" fo:margin-top="0cm" fo:margin-bottom="0cm" loext:contextual-spacing="true" fo:line-height="100%" fo:text-indent="-0.635cm" style:auto-text-indent="false"/>
      <style:text-properties officeooo:paragraph-rsid="0017292a"/>
    </style:style>
    <style:style style:name="T1" style:family="text">
      <style:text-properties style:font-name="Calibri" fo:font-size="11pt" style:font-name-asian="Calibri" style:font-size-asian="11pt" style:language-asian="en" style:country-asian="US" style:font-name-complex="Calibri" style:font-size-complex="11pt"/>
    </style:style>
    <style:style style:name="T2" style:family="text">
      <style:text-properties style:font-name="Calibri" fo:font-size="11pt" officeooo:rsid="001d5de8" style:font-name-asian="Calibri" style:font-size-asian="11pt" style:language-asian="en" style:country-asian="US" style:font-name-complex="Calibri" style:font-size-complex="11pt"/>
    </style:style>
    <style:style style:name="T3" style:family="text">
      <style:text-properties style:font-name="Calibri" fo:font-size="11pt" fo:language="en" fo:country="CA" style:font-name-asian="Calibri" style:font-size-asian="11pt" style:language-asian="en" style:country-asian="US" style:font-name-complex="Calibri" style:font-size-complex="11pt"/>
    </style:style>
    <style:style style:name="T4" style:family="text">
      <style:text-properties style:font-name="Calibri" fo:font-size="11pt" fo:language="en" fo:country="CA" fo:font-style="italic" fo:font-weight="bold" style:font-name-asian="Calibri" style:font-size-asian="11pt" style:language-asian="en" style:country-asian="US" style:font-style-asian="italic" style:font-weight-asian="bold" style:font-name-complex="Calibri" style:font-size-complex="11pt"/>
    </style:style>
    <style:style style:name="T5" style:family="text">
      <style:text-properties style:font-name="Calibri" fo:font-size="11pt" fo:language="en" fo:country="CA" fo:font-style="italic" fo:font-weight="bold" officeooo:rsid="00174134" style:font-name-asian="Calibri" style:font-size-asian="11pt" style:language-asian="en" style:country-asian="US" style:font-style-asian="italic" style:font-weight-asian="bold" style:font-name-complex="Calibri" style:font-size-complex="11pt"/>
    </style:style>
    <style:style style:name="T6" style:family="text">
      <style:text-properties style:font-name="Calibri" fo:font-size="11pt" fo:language="en" fo:country="CA" fo:font-style="italic" fo:font-weight="bold" officeooo:rsid="00186c86" style:font-name-asian="Calibri" style:font-size-asian="11pt" style:language-asian="en" style:country-asian="US" style:font-style-asian="italic" style:font-weight-asian="bold" style:font-name-complex="Calibri" style:font-size-complex="11pt"/>
    </style:style>
    <style:style style:name="T7" style:family="text">
      <style:text-properties style:font-name="Calibri" fo:font-size="11pt" fo:language="en" fo:country="CA" fo:font-style="italic" fo:font-weight="bold" officeooo:rsid="0019ae58" style:font-name-asian="Calibri" style:font-size-asian="11pt" style:language-asian="en" style:country-asian="US" style:font-style-asian="italic" style:font-weight-asian="bold" style:font-name-complex="Calibri" style:font-size-complex="11pt"/>
    </style:style>
    <style:style style:name="T8" style:family="text">
      <style:text-properties style:font-name="Calibri" fo:font-size="11pt" fo:language="en" fo:country="CA" fo:font-style="italic" fo:font-weight="bold" officeooo:rsid="001ba0d1" style:font-name-asian="Calibri" style:font-size-asian="11pt" style:language-asian="en" style:country-asian="US" style:font-style-asian="italic" style:font-weight-asian="bold" style:font-name-complex="Calibri" style:font-size-complex="11pt"/>
    </style:style>
    <style:style style:name="T9" style:family="text">
      <style:text-properties style:font-name="Calibri" fo:font-size="11pt" fo:language="en" fo:country="CA" fo:font-weight="bold" style:font-name-asian="Calibri" style:font-size-asian="11pt" style:language-asian="en" style:country-asian="US" style:font-weight-asian="bold" style:font-name-complex="Calibri" style:font-size-complex="11pt"/>
    </style:style>
    <style:style style:name="T10" style:family="text">
      <style:text-properties style:font-name="Calibri" fo:font-size="11pt" fo:font-style="italic" fo:font-weight="bold" style:font-name-asian="Calibri" style:font-size-asian="11pt" style:language-asian="en" style:country-asian="US" style:font-style-asian="italic" style:font-weight-asian="bold" style:font-name-complex="Calibri" style:font-size-complex="11pt"/>
    </style:style>
    <style:style style:name="T11" style:family="text">
      <style:text-properties style:font-name="Calibri" fo:font-size="11pt" fo:font-style="italic" fo:font-weight="bold" officeooo:rsid="00174134" style:font-name-asian="Calibri" style:font-size-asian="11pt" style:language-asian="en" style:country-asian="US" style:font-style-asian="italic" style:font-weight-asian="bold" style:font-name-complex="Calibri" style:font-size-complex="11pt"/>
    </style:style>
    <style:style style:name="T12" style:family="text">
      <style:text-properties style:font-name="Calibri" fo:font-size="11pt" fo:font-style="italic" fo:font-weight="bold" officeooo:rsid="001ba0d1" style:font-name-asian="Calibri" style:font-size-asian="11pt" style:language-asian="en" style:country-asian="US" style:font-style-asian="italic" style:font-weight-asian="bold" style:font-name-complex="Calibri" style:font-size-complex="11pt"/>
    </style:style>
    <style:style style:name="T13" style:family="text">
      <style:text-properties fo:font-variant="normal" fo:text-transform="none" style:font-name="SFMono-Regular" fo:font-size="8.39999961853027pt" fo:letter-spacing="normal" fo:language="en" fo:country="CA" fo:font-style="normal" fo:font-weight="normal" style:font-name-asian="Calibri" style:font-size-asian="11pt" style:language-asian="en" style:country-asian="US" style:font-weight-asian="bold" style:font-name-complex="Calibri" style:font-size-complex="11pt"/>
    </style:style>
    <style:style style:name="T14" style:family="text">
      <style:text-properties fo:font-variant="normal" fo:text-transform="none" style:font-name="SFMono-Regular" fo:font-size="8.39999961853027pt" fo:letter-spacing="normal" fo:language="en" fo:country="CA" fo:font-style="normal" fo:font-weight="normal" officeooo:rsid="0017292a" style:font-name-asian="Calibri" style:font-size-asian="11pt" style:language-asian="en" style:country-asian="US" style:font-weight-asian="bold" style:font-name-complex="Calibri" style:font-size-complex="11pt"/>
    </style:style>
    <style:style style:name="T15" style:family="text">
      <style:text-properties fo:font-variant="normal" fo:text-transform="none" style:font-name="SFMono-Regular" fo:font-size="8.39999961853027pt" fo:letter-spacing="normal" fo:language="en" fo:country="CA" fo:font-style="normal" fo:font-weight="normal" officeooo:rsid="001ba0d1" style:font-name-asian="Calibri" style:font-size-asian="11pt" style:language-asian="en" style:country-asian="US" style:font-weight-asian="bold" style:font-name-complex="Calibri" style:font-size-complex="11pt"/>
    </style:style>
    <style:style style:name="T16" style:family="text">
      <style:text-properties fo:font-variant="normal" fo:text-transform="none" fo:color="#000000" style:font-name="SFMono-Regular" fo:font-size="8.39999961853027pt" fo:letter-spacing="normal" fo:language="en" fo:country="CA" fo:font-style="normal" fo:font-weight="normal" style:font-name-asian="Calibri" style:font-size-asian="11pt" style:language-asian="en" style:country-asian="US" style:font-weight-asian="bold" style:font-name-complex="Calibri" style:font-size-complex="11pt"/>
    </style:style>
    <style:style style:name="T17" style:family="text">
      <style:text-properties fo:font-variant="normal" fo:text-transform="none" fo:color="#000000" style:font-name="SFMono-Regular" fo:font-size="8.39999961853027pt" fo:letter-spacing="normal" fo:language="en" fo:country="CA" fo:font-style="normal" fo:font-weight="normal" officeooo:rsid="0017292a" style:font-name-asian="Calibri" style:font-size-asian="11pt" style:language-asian="en" style:country-asian="US" style:font-weight-asian="bold" style:font-name-complex="Calibri" style:font-size-complex="11pt"/>
    </style:style>
    <style:style style:name="T18" style:family="text">
      <style:text-properties fo:font-variant="normal" fo:text-transform="none" fo:color="#000000" style:font-name="SFMono-Regular" fo:font-size="8.39999961853027pt" fo:letter-spacing="normal" fo:language="en" fo:country="CA" fo:font-style="normal" fo:font-weight="normal" officeooo:rsid="001ba0d1" style:font-name-asian="Calibri" style:font-size-asian="11pt" style:language-asian="en" style:country-asian="US" style:font-weight-asian="bold" style:font-name-complex="Calibri" style:font-size-complex="11pt"/>
    </style:style>
    <style:style style:name="T19" style:family="text">
      <style:text-properties fo:font-variant="normal" fo:text-transform="none" fo:color="#000000" style:font-name="SFMono-Regular" fo:font-size="8.39999961853027pt" fo:letter-spacing="normal" fo:language="en" fo:country="CA" fo:font-style="normal" fo:font-weight="normal" style:font-name-asian="Calibri" style:font-size-asian="11pt" style:language-asian="en" style:country-asian="US" style:font-style-asian="italic" style:font-weight-asian="bold" style:font-name-complex="Calibri" style:font-size-complex="11pt"/>
    </style:style>
    <style:style style:name="T20" style:family="text">
      <style:text-properties fo:font-variant="normal" fo:text-transform="none" fo:color="#000000" style:font-name="SFMono-Regular" fo:font-size="8.39999961853027pt" fo:letter-spacing="normal" fo:language="en" fo:country="CA" fo:font-style="normal" fo:font-weight="normal" officeooo:rsid="0017292a" style:font-name-asian="Calibri" style:font-size-asian="11pt" style:language-asian="en" style:country-asian="US" style:font-style-asian="italic" style:font-weight-asian="bold" style:font-name-complex="Calibri" style:font-size-complex="11pt"/>
    </style:style>
    <style:style style:name="T21" style:family="text">
      <style:text-properties fo:font-variant="normal" fo:text-transform="none" fo:color="#000000" style:font-name="SFMono-Regular" fo:font-size="8.39999961853027pt" fo:letter-spacing="normal" fo:language="en" fo:country="CA" fo:font-style="normal" fo:font-weight="normal" officeooo:rsid="001ba0d1" style:font-name-asian="Calibri" style:font-size-asian="11pt" style:language-asian="en" style:country-asian="US" style:font-style-asian="italic" style:font-weight-asian="bold" style:font-name-complex="Calibri" style:font-size-complex="11pt"/>
    </style:style>
    <style:style style:name="T22" style:family="text">
      <style:text-properties fo:font-variant="normal" fo:text-transform="none" fo:color="#000000" style:font-name="SFMono-Regular" fo:font-size="8.39999961853027pt" fo:letter-spacing="normal" fo:language="en" fo:country="CA" fo:font-style="normal" fo:font-weight="normal" officeooo:rsid="001d5de8" style:font-name-asian="Calibri" style:font-size-asian="11pt" style:language-asian="en" style:country-asian="US" style:font-style-asian="italic" style:font-weight-asian="bold" style:font-name-complex="Calibri" style:font-size-complex="11pt"/>
    </style:style>
    <style:style style:name="T23" style:family="text">
      <style:text-properties fo:color="#000000" style:font-name="Calibri" fo:font-size="11pt" fo:language="en" fo:country="CA" fo:font-weight="bold" style:font-name-asian="Calibri" style:font-size-asian="11pt" style:language-asian="en" style:country-asian="US" style:font-weight-asian="bold" style:font-name-complex="Calibri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1730849755" text:style-name="WW8Num1">
        <text:list-item>
          <text:p text:style-name="P9">Décrire les tableaux engendrés par les déclarations suivantes:</text:p>
        </text:list-item>
      </text:list>
      <text:p text:style-name="P5"><text:span text:style-name="T3">i)<text:tab/></text:span><text:span text:style-name="T4">char <text:s text:c="2"/>nom[30];</text:span></text:p>
      <text:p text:style-name="P7"><text:span text:style-name="T13">type</text:span><text:span text:style-name="T14">=Char;</text:span></text:p>
      <text:p text:style-name="P7"><text:span text:style-name="T13">nomTableau</text:span><text:span text:style-name="T14">= nom;</text:span></text:p>
      <text:p text:style-name="P7"><text:span text:style-name="T13">[taille constante entière supérieur à 0] </text:span><text:span text:style-name="T14">= [</text:span><text:span text:style-name="T15">0,1,2,3,4,5,6,7,8,9,10,11,12,13,14,15,16,17,18,19,20,21,22,23,24,25,26,27,28,29</text:span><text:span text:style-name="T14">]</text:span><text:span text:style-name="T13">;</text:span><text:span text:style-name="T9"> </text:span></text:p>
      <text:p text:style-name="P5"><text:span text:style-name="T3">ii)<text:tab/></text:span><text:span text:style-name="T4">float <text:s/>c[6];</text:span></text:p>
      <text:p text:style-name="P7"><text:span text:style-name="T13">type</text:span><text:span text:style-name="T14">=float;</text:span></text:p>
      <text:p text:style-name="P7"><text:span text:style-name="T13">nomTableau</text:span><text:span text:style-name="T14">= c;</text:span></text:p>
      <text:p text:style-name="P5"><text:span text:style-name="T16">[taille constante entière supérieur à 0] </text:span><text:span text:style-name="T17">= [</text:span><text:span text:style-name="T18">0,1,2,3,4,5,</text:span><text:span text:style-name="T17">]</text:span><text:span text:style-name="T16">;</text:span><text:span text:style-name="T23"> </text:span><text:span text:style-name="T9"><text:tab/></text:span><text:span text:style-name="T3"> <text:s text:c="5"/><text:tab/> </text:span></text:p>
      <text:p text:style-name="P5"><text:span text:style-name="T1">iii)<text:tab/></text:span><text:span text:style-name="T10">const <text:s/>int <text:s/>N = 50;</text:span></text:p>
      <text:p text:style-name="P7"><text:span text:style-name="T13">type</text:span><text:span text:style-name="T14">=const int;</text:span></text:p>
      <text:p text:style-name="P7"><text:span text:style-name="T13">nomTableau</text:span><text:span text:style-name="T14">= N;</text:span></text:p>
      <text:p text:style-name="P5"><text:span text:style-name="T19">[taille constante entière supérieur à 0] </text:span><text:span text:style-name="T20">= [</text:span><text:span text:style-name="T22">0,</text:span><text:span text:style-name="T21">1,2,3,4,5,6,7,8,9,10,11,12,13,14,15,16,17,18,19,20,21,22,23,24,25,26,27,28,29,30,31,32,33,34,35,36,37,38,39,40,41,42,43,44,45,46,47,48,49</text:span><text:span text:style-name="T20">]</text:span><text:span text:style-name="T19">;</text:span></text:p>
      <text:p text:style-name="P5"><text:span text:style-name="T1"><text:tab/><text:tab/></text:span><text:span text:style-name="T10">int <text:s/>a[N];</text:span></text:p>
      <text:p text:style-name="P5"><text:span text:style-name="T10"/></text:p>
      <text:p text:style-name="P4"/>
      <text:list xml:id="list193525521034326" text:continue-numbering="true" text:style-name="WW8Num1">
        <text:list-item>
          <text:p text:style-name="P9">Décrire les tableaux engendrés par les déclarations suivantes, en indiquant les valeurs qui sont placées dans les différentes cases de chaque tableau:</text:p>
        </text:list-item>
        <text:list-item>
          <text:p text:style-name="P9"/>
        </text:list-item>
      </text:list>
      <text:p text:style-name="P5"><text:span text:style-name="T3">i)<text:tab/></text:span><text:span text:style-name="T4">float <text:s/>c[8] <text:s/>= <text:s/>{2, 5, 3, -4, 12, 12, 0, 8};</text:span></text:p>
      <text:p text:style-name="P6"><text:span text:style-name="T4">i)<text:tab/>float <text:s/>c[8] <text:s/>= <text:s/>{</text:span><text:span text:style-name="T8">0=</text:span><text:span text:style-name="T4">2 ,</text:span><text:span text:style-name="T8">1=</text:span><text:span text:style-name="T4"> 5 ,</text:span><text:span text:style-name="T8">2=</text:span><text:span text:style-name="T4"> 3 ,</text:span><text:span text:style-name="T8">4=</text:span><text:span text:style-name="T4"> </text:span><text:span text:style-name="T6">-</text:span><text:span text:style-name="T7">4</text:span><text:span text:style-name="T4">, </text:span><text:span text:style-name="T8">5=</text:span><text:span text:style-name="T4">12, </text:span><text:span text:style-name="T8">6=</text:span><text:span text:style-name="T4">12, </text:span><text:span text:style-name="T8">7=</text:span><text:span text:style-name="T4">0, </text:span><text:span text:style-name="T8">8=</text:span><text:span text:style-name="T4"> 8};</text:span></text:p>
      <text:p text:style-name="P5"><text:span text:style-name="T4"/></text:p>
      <text:p text:style-name="P5"><text:span text:style-name="T3">i)<text:tab/></text:span><text:span text:style-name="T4">float <text:s/>c[8] <text:s/>= <text:s/>{2, 5, 3, -4};</text:span></text:p>
      <text:p text:style-name="P6"><text:span text:style-name="T4">i)<text:tab/>float <text:s/>c[8] <text:s/>= <text:s/>{</text:span><text:span text:style-name="T8">0=</text:span><text:span text:style-name="T4">2, <text:s/></text:span><text:span text:style-name="T8">1=</text:span><text:span text:style-name="T4">5, </text:span><text:span text:style-name="T8">2= </text:span><text:span text:style-name="T4">3, </text:span><text:span text:style-name="T8">3=</text:span><text:span text:style-name="T6">-</text:span><text:span text:style-name="T7">4</text:span><text:span text:style-name="T4">,</text:span><text:span text:style-name="T8">4=</text:span><text:span text:style-name="T5">0,</text:span><text:span text:style-name="T8">5=</text:span><text:span text:style-name="T5">0,</text:span><text:span text:style-name="T8">6=</text:span><text:span text:style-name="T5">0,</text:span><text:span text:style-name="T8">7=</text:span><text:span text:style-name="T5">0</text:span><text:span text:style-name="T4">};</text:span></text:p>
      <text:p text:style-name="P6"><text:span text:style-name="T4"/></text:p>
      <text:p text:style-name="P5"><text:span text:style-name="T3">iii)<text:tab/></text:span><text:span text:style-name="T10">int <text:s/>z[12] <text:s/>= <text:s/>{0, 0, 8, 0, 0, 6};</text:span></text:p>
      <text:p text:style-name="P6"><text:span text:style-name="T4">iii)<text:tab/></text:span><text:span text:style-name="T10">int <text:s/>z[12] <text:s/>= <text:s/>{</text:span><text:span text:style-name="T12">1=</text:span><text:span text:style-name="T10">0,</text:span><text:span text:style-name="T12">2=</text:span><text:span text:style-name="T10"> 0,</text:span><text:span text:style-name="T12">3=</text:span><text:span text:style-name="T10"> 8,</text:span><text:span text:style-name="T12">4=</text:span><text:span text:style-name="T10"> 0,</text:span><text:span text:style-name="T12">5=</text:span><text:span text:style-name="T10"> 0,</text:span><text:span text:style-name="T12">6=</text:span><text:span text:style-name="T10"> 6,</text:span><text:span text:style-name="T12">7=</text:span><text:span text:style-name="T11">0,</text:span><text:span text:style-name="T12">8=</text:span><text:span text:style-name="T11">0,</text:span><text:span text:style-name="T12">9=</text:span><text:span text:style-name="T11">0,</text:span><text:span text:style-name="T12">10=</text:span><text:span text:style-name="T11">0,</text:span><text:span text:style-name="T12">11=</text:span><text:span text:style-name="T11">0,</text:span><text:span text:style-name="T12">12=</text:span><text:span text:style-name="T11">0</text:span><text:span text:style-name="T10">};</text:span></text:p>
      <text:p text:style-name="P1"/>
      <text:list xml:id="list193524500305698" text:continue-numbering="true" text:style-name="WW8Num1">
        <text:list-item>
          <text:p text:style-name="P9">Rédiger les déclarations de variables suivantes:</text:p>
        </text:list-item>
      </text:list>
      <text:p text:style-name="P5"><text:span text:style-name="T1"><text:tab/>i)<text:tab/>Définir un tableau, nommé </text:span><text:span text:style-name="T10">tabEntiers</text:span><text:span text:style-name="T1">, de 12 éléments de type entier.</text:span></text:p>
      <text:p text:style-name="P5"><text:span text:style-name="T1"><text:tab/><text:tab/>Affecter les valeurs initiales de 1, 4, 7, 10, ..., 34 aux éléments de ce tableau.</text:span></text:p>
      <text:p text:style-name="P5"><text:span text:style-name="T1"/></text:p>
      <text:p text:style-name="P8"><text:span text:style-name="T1">Int tabEntiers [12]= {1,4,7,10,13,16,19,22,25,28,31,34}</text:span></text:p>
      <text:p text:style-name="P8"><text:span text:style-name="T1"/></text:p>
      <text:p text:style-name="P5"><text:span text:style-name="T1"><text:tab/>ii)<text:tab/>Définir un tableau de 4 éléments de type caractère appelé </text:span><text:span text:style-name="T10">direction</text:span><text:span text:style-name="T1">.</text:span></text:p>
      <text:p text:style-name="P5"><text:span text:style-name="T1"><text:tab/><text:tab/>Affecter les valeurs initiales 'N', 'S', 'E' et 'O' aux éléments de ce tableau.</text:span></text:p>
      <text:p text:style-name="P5"><text:span text:style-name="T1"/></text:p>
      <text:p text:style-name="P8"><text:span text:style-name="T2">c</text:span><text:span text:style-name="T1">har direction [4] = {N,S,E,O}</text:span></text:p>
      <text:p text:style-name="P8"><text:span text:style-name="T1"/></text:p>
      <text:p text:style-name="P5"><text:span text:style-name="T1"><text:tab/>iii)<text:tab/>Définir un tableau de 6 réels appelé </text:span><text:span text:style-name="T10">constantes</text:span><text:span text:style-name="T1">.</text:span></text:p>
      <text:p text:style-name="P5"><text:span text:style-name="T1"><text:tab/><text:tab/>Affecter les valeurs initiales suivantes: <text:s/>0.005, <text:s/>-0.032, <text:s/>0.000001, <text:s/>0.167, <text:s/>-100000.3, <text:s/>0.015</text:span></text:p>
      <text:p text:style-name="P5"><text:span text:style-name="T1"/></text:p>
      <text:p text:style-name="P2">double constantes [6] = {0.005, <text:s/>-0.032, <text:s/>0.000001, <text:s/>0.167, <text:s/>-100000.3, <text:s/>0.015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Menlo, Monaco, Consolas, 'Liberation Mono'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orphans="2" fo:widows="2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7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7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447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7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7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9.257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7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19:56:27.301000000</meta:creation-date>
    <dc:date>2019-08-22T19:35:23.850000000</dc:date>
    <meta:editing-duration>P2DT6H20M21S</meta:editing-duration>
    <meta:editing-cycles>2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32" meta:word-count="246" meta:character-count="1746" meta:non-whitespace-character-count="1477"/>
  </office:meta>
</office:document-meta>
</file>